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false" draw:auto-grow-width="false" fo:min-height="1.039cm" fo:min-width="17.249cm"/>
      <style:paragraph-properties style:writing-mode="lr-tb"/>
    </style:style>
    <style:style style:name="pr2" style:family="presentation" style:parent-style-name="Default-subtitle">
      <style:graphic-properties draw:fill-color="#ffffff" draw:auto-grow-width="true" fo:min-height="2.533cm" fo:min-width="15.43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style:font-name="Bahnschrift Light"/>
    </style:style>
    <style:style style:name="P2" style:family="paragraph">
      <loext:graphic-properties draw:fill-color="#ffffff"/>
      <style:text-properties style:font-name="Bahnschrift Light"/>
    </style:style>
    <style:style style:name="P3" style:family="paragraph">
      <style:text-properties style:font-name="Bahnschrift Light"/>
    </style:style>
    <style:style style:name="P4" style:family="paragraph">
      <loext:graphic-properties draw:fill-color="#ffffff"/>
    </style:style>
    <style:style style:name="T1" style:family="text">
      <style:text-properties style:font-name="Bahnschrift Ligh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5.937cm" svg:height="1.267cm" svg:x="6.484cm" svg:y="2.821cm" presentation:class="subtitle" presentation:user-transformed="true">
          <draw:text-box>
            <text:p text:style-name="P1"><text:span text:style-name="T1">Test text without AUTOGROWWIDTH </text:span><text:span text:style-name="T1"><text:line-break/></text:span><text:span text:style-name="T1">and without AUTOGROWHEIGHT</text:span></text:p>
          </draw:text-box>
        </draw:frame>
        <draw:frame presentation:style-name="pr2" draw:text-style-name="P2" draw:layer="layout" svg:width="16.228cm" svg:height="2.533cm" svg:x="5.908cm" svg:y="9.521cm">
          <draw:text-box>
            <text:p text:style-name="P3"><text:span text:style-name="T1">Test text with AUTOGROWWIDTH</text:span><text:span text:style-name="T1"><text:line-break/></text:span><text:span text:style-name="T1">and with AUTOGROWHEIGH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econd user</meta:initial-creator>
    <meta:creation-date>2024-01-15T20:03:52.698000000</meta:creation-date>
    <dc:date>2024-01-15T20:12:26.113000000</dc:date>
    <dc:creator>second user</dc:creator>
    <meta:editing-duration>PT6M17S</meta:editing-duration>
    <meta:editing-cycles>2</meta:editing-cycles>
    <meta:generator>Collabora_OfficeDev/23.05.5.2$Windows_X86_64 LibreOffice_project/c59cec2992b098190d315e49f063685f63d8525e</meta:generator>
    <meta:document-statistic meta:object-count="25"/>
  </office:meta>
</office:document-meta>
</file>